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d96" officeooo:paragraph-rsid="00186d96"/>
    </style:style>
    <style:style style:name="P2" style:family="paragraph" style:parent-style-name="Standard">
      <style:text-properties officeooo:rsid="0019f784" officeooo:paragraph-rsid="00186d96"/>
    </style:style>
    <style:style style:name="T1" style:family="text">
      <style:text-properties officeooo:rsid="00185d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><text:s/>Acelerar el Tiempo**</text:p>
      <text:p text:style-name="Standard"/>
      <text:p text:style-name="Standard">#### **Objetivo:**</text:p>
      <text:p text:style-name="Standard">Implementar un sistema de "aceleración de tiempo" que permita ajustar la velocidad de los procesos del programa (como el reloj de Unidades Temporales - UT y el movimiento del ratón) mediante un factor de multiplicación configurable por el usuario. Esto permite simular más rápido los procesos de aprendizaje sin afectar la lógica del programa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6T10:46:02.144000000</meta:creation-date>
    <dc:date>2024-11-29T22:03:13.537000000</dc:date>
    <meta:editing-duration>PT49M58S</meta:editing-duration>
    <meta:editing-cycles>7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3" meta:word-count="59" meta:character-count="382" meta:non-whitespace-character-count="325"/>
  </office:meta>
</office:document-meta>
</file>